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f2e7f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2db45f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309482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33f7bd"/>
    </style:style>
    <style:style style:name="P6" style:family="paragraph" style:parent-style-name="Preformatted_20_Text">
      <style:paragraph-properties fo:margin-top="0cm" fo:margin-bottom="0.198cm" loext:contextual-spacing="false"/>
    </style:style>
    <style:style style:name="P7" style:family="paragraph" style:parent-style-name="Preformatted_20_Text">
      <style:paragraph-properties fo:margin-top="0cm" fo:margin-bottom="0.198cm" loext:contextual-spacing="false"/>
      <style:text-properties officeooo:paragraph-rsid="0025485d"/>
    </style:style>
    <style:style style:name="P8" style:family="paragraph" style:parent-style-name="Preformatted_20_Text">
      <style:paragraph-properties fo:margin-top="0cm" fo:margin-bottom="0.198cm" loext:contextual-spacing="false"/>
      <style:text-properties officeooo:paragraph-rsid="00309482"/>
    </style:style>
    <style:style style:name="P9" style:family="paragraph" style:parent-style-name="Preformatted_20_Text">
      <style:paragraph-properties fo:margin-top="0cm" fo:margin-bottom="0.198cm" loext:contextual-spacing="false"/>
      <style:text-properties officeooo:paragraph-rsid="0033f7bd"/>
    </style:style>
    <style:style style:name="P10" style:family="paragraph" style:parent-style-name="Preformatted_20_Text">
      <style:paragraph-properties fo:margin-top="0cm" fo:margin-bottom="0.097cm" loext:contextual-spacing="false"/>
    </style:style>
    <style:style style:name="P11" style:family="paragraph" style:parent-style-name="Preformatted_20_Text">
      <style:paragraph-properties fo:margin-top="0cm" fo:margin-bottom="0.097cm" loext:contextual-spacing="false"/>
      <style:text-properties officeooo:paragraph-rsid="001f2e7f"/>
    </style:style>
    <style:style style:name="P12" style:family="paragraph" style:parent-style-name="Preformatted_20_Text">
      <style:paragraph-properties fo:margin-top="0cm" fo:margin-bottom="0.097cm" loext:contextual-spacing="false"/>
      <style:text-properties officeooo:paragraph-rsid="00211066"/>
    </style:style>
    <style:style style:name="P13" style:family="paragraph" style:parent-style-name="Preformatted_20_Text">
      <style:paragraph-properties fo:margin-top="0cm" fo:margin-bottom="0.097cm" loext:contextual-spacing="false"/>
      <style:text-properties officeooo:paragraph-rsid="0024296f"/>
    </style:style>
    <style:style style:name="P14" style:family="paragraph" style:parent-style-name="Preformatted_20_Text">
      <style:paragraph-properties fo:margin-top="0cm" fo:margin-bottom="0.097cm" loext:contextual-spacing="false"/>
      <style:text-properties officeooo:paragraph-rsid="0024997c"/>
    </style:style>
    <style:style style:name="P15" style:family="paragraph" style:parent-style-name="Preformatted_20_Text">
      <style:paragraph-properties fo:margin-top="0cm" fo:margin-bottom="0.097cm" loext:contextual-spacing="false"/>
      <style:text-properties officeooo:paragraph-rsid="0025485d"/>
    </style:style>
    <style:style style:name="P16" style:family="paragraph" style:parent-style-name="Preformatted_20_Text">
      <style:paragraph-properties fo:margin-top="0cm" fo:margin-bottom="0.097cm" loext:contextual-spacing="false"/>
      <style:text-properties officeooo:paragraph-rsid="00309482"/>
    </style:style>
    <style:style style:name="P17" style:family="paragraph" style:parent-style-name="Preformatted_20_Text">
      <style:paragraph-properties fo:margin-top="0cm" fo:margin-bottom="0.097cm" loext:contextual-spacing="false"/>
      <style:text-properties officeooo:paragraph-rsid="0033f7bd"/>
    </style:style>
    <style:style style:name="P18" style:family="paragraph" style:parent-style-name="Preformatted_20_Text">
      <style:paragraph-properties fo:margin-top="0cm" fo:margin-bottom="0cm" loext:contextual-spacing="false"/>
    </style:style>
    <style:style style:name="P19" style:family="paragraph" style:parent-style-name="Preformatted_20_Text">
      <style:paragraph-properties fo:margin-top="0cm" fo:margin-bottom="0cm" loext:contextual-spacing="false" fo:line-height="100%"/>
      <style:text-properties officeooo:paragraph-rsid="001cd7fd"/>
    </style:style>
    <style:style style:name="P20" style:family="paragraph" style:parent-style-name="Preformatted_20_Text">
      <style:paragraph-properties fo:margin-top="0cm" fo:margin-bottom="0cm" loext:contextual-spacing="false" fo:line-height="100%"/>
      <style:text-properties officeooo:paragraph-rsid="0025485d"/>
    </style:style>
    <style:style style:name="P21" style:family="paragraph" style:parent-style-name="Preformatted_20_Text">
      <style:paragraph-properties fo:margin-top="0cm" fo:margin-bottom="0cm" loext:contextual-spacing="false"/>
      <style:text-properties officeooo:paragraph-rsid="001f2e7f"/>
    </style:style>
    <style:style style:name="P22" style:family="paragraph" style:parent-style-name="Preformatted_20_Text">
      <style:paragraph-properties fo:margin-top="0cm" fo:margin-bottom="0cm" loext:contextual-spacing="false"/>
      <style:text-properties officeooo:paragraph-rsid="0025485d"/>
    </style:style>
    <style:style style:name="P23" style:family="paragraph" style:parent-style-name="Preformatted_20_Text">
      <style:paragraph-properties fo:margin-top="0cm" fo:margin-bottom="0cm" loext:contextual-spacing="false"/>
      <style:text-properties officeooo:paragraph-rsid="002240d1"/>
    </style:style>
    <style:style style:name="P24" style:family="paragraph" style:parent-style-name="Preformatted_20_Text">
      <style:paragraph-properties fo:margin-top="0cm" fo:margin-bottom="0cm" loext:contextual-spacing="false"/>
      <style:text-properties officeooo:paragraph-rsid="0033f7bd"/>
    </style:style>
    <style:style style:name="P25" style:family="paragraph" style:parent-style-name="Preformatted_20_Text">
      <style:paragraph-properties fo:margin-top="0cm" fo:margin-bottom="0cm" loext:contextual-spacing="false"/>
      <style:text-properties officeooo:paragraph-rsid="0039939a"/>
    </style:style>
    <style:style style:name="P26" style:family="paragraph" style:parent-style-name="Preformatted_20_Text">
      <style:paragraph-properties fo:margin-top="0cm" fo:margin-bottom="0.298cm" loext:contextual-spacing="false"/>
    </style:style>
    <style:style style:name="P27" style:family="paragraph" style:parent-style-name="Preformatted_20_Text">
      <style:paragraph-properties fo:margin-top="0cm" fo:margin-bottom="0.298cm" loext:contextual-spacing="false"/>
      <style:text-properties officeooo:paragraph-rsid="00309482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33f7bd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24296f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3f493c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4189aa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rsid="004189aa" officeooo:paragraph-rsid="004189aa"/>
    </style:style>
    <style:style style:name="P34" style:family="paragraph" style:parent-style-name="Preformatted_20_Text">
      <style:paragraph-properties fo:margin-top="0cm" fo:margin-bottom="0.298cm" loext:contextual-spacing="false"/>
      <style:text-properties officeooo:paragraph-rsid="003f493c"/>
    </style:style>
    <style:style style:name="P35" style:family="paragraph" style:parent-style-name="Preformatted_20_Text">
      <style:paragraph-properties fo:margin-top="0cm" fo:margin-bottom="0.298cm" loext:contextual-spacing="false"/>
      <style:text-properties officeooo:paragraph-rsid="004189aa"/>
    </style:style>
    <style:style style:name="P36" style:family="paragraph" style:parent-style-name="Preformatted_20_Text">
      <style:paragraph-properties fo:margin-top="0cm" fo:margin-bottom="0.198cm" loext:contextual-spacing="false"/>
      <style:text-properties officeooo:paragraph-rsid="004189aa"/>
    </style:style>
    <style:style style:name="P37" style:family="paragraph" style:parent-style-name="Preformatted_20_Text">
      <style:paragraph-properties fo:margin-top="0cm" fo:margin-bottom="0.097cm" loext:contextual-spacing="false"/>
      <style:text-properties officeooo:paragraph-rsid="003d07d4"/>
    </style:style>
    <style:style style:name="P38" style:family="paragraph" style:parent-style-name="Preformatted_20_Text">
      <style:paragraph-properties fo:margin-top="0cm" fo:margin-bottom="0.097cm" loext:contextual-spacing="false"/>
      <style:text-properties officeooo:paragraph-rsid="004189aa"/>
    </style:style>
    <style:style style:name="P39" style:family="paragraph" style:parent-style-name="Preformatted_20_Text">
      <style:paragraph-properties fo:margin-top="0cm" fo:margin-bottom="0cm" loext:contextual-spacing="false"/>
      <style:text-properties officeooo:paragraph-rsid="004189aa"/>
    </style:style>
    <style:style style:name="T1" style:family="text">
      <style:text-properties officeooo:rsid="001cd7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96f" style:font-weight-asian="bold" style:font-weight-complex="bold"/>
    </style:style>
    <style:style style:name="T4" style:family="text">
      <style:text-properties fo:font-weight="bold" officeooo:rsid="0027c1b1" style:font-weight-asian="bold" style:font-weight-complex="bold"/>
    </style:style>
    <style:style style:name="T5" style:family="text">
      <style:text-properties fo:font-weight="bold" officeooo:rsid="002240d1" style:font-weight-asian="bold" style:font-weight-complex="bold"/>
    </style:style>
    <style:style style:name="T6" style:family="text">
      <style:text-properties fo:font-weight="bold" officeooo:rsid="0025485d" style:font-weight-asian="bold" style:font-weight-complex="bold"/>
    </style:style>
    <style:style style:name="T7" style:family="text">
      <style:text-properties fo:font-weight="bold" officeooo:rsid="0026e3aa" style:font-weight-asian="bold" style:font-weight-complex="bold"/>
    </style:style>
    <style:style style:name="T8" style:family="text">
      <style:text-properties fo:font-weight="bold" officeooo:rsid="002db45f" style:font-weight-asian="bold" style:font-weight-complex="bold"/>
    </style:style>
    <style:style style:name="T9" style:family="text">
      <style:text-properties officeooo:rsid="001d3ada"/>
    </style:style>
    <style:style style:name="T10" style:family="text">
      <style:text-properties officeooo:rsid="001f2e7f"/>
    </style:style>
    <style:style style:name="T11" style:family="text">
      <style:text-properties officeooo:rsid="00211066"/>
    </style:style>
    <style:style style:name="T12" style:family="text">
      <style:text-properties officeooo:rsid="002240d1"/>
    </style:style>
    <style:style style:name="T13" style:family="text">
      <style:text-properties officeooo:rsid="0024296f"/>
    </style:style>
    <style:style style:name="T14" style:family="text">
      <style:text-properties officeooo:rsid="0025485d"/>
    </style:style>
    <style:style style:name="T15" style:family="text">
      <style:text-properties officeooo:rsid="0026e3aa"/>
    </style:style>
    <style:style style:name="T16" style:family="text">
      <style:text-properties officeooo:rsid="0027c1b1"/>
    </style:style>
    <style:style style:name="T17" style:family="text">
      <style:text-properties fo:font-style="normal" fo:font-weight="bold" officeooo:rsid="0026e3aa" style:font-style-asian="normal" style:font-weight-asian="bold" style:font-style-complex="normal" style:font-weight-complex="bold"/>
    </style:style>
    <style:style style:name="T18" style:family="text">
      <style:text-properties officeooo:rsid="002a4f10"/>
    </style:style>
    <style:style style:name="T19" style:family="text">
      <style:text-properties officeooo:rsid="002c7c92"/>
    </style:style>
    <style:style style:name="T20" style:family="text">
      <style:text-properties officeooo:rsid="002db45f"/>
    </style:style>
    <style:style style:name="T21" style:family="text">
      <style:text-properties officeooo:rsid="002f4c1f"/>
    </style:style>
    <style:style style:name="T22" style:family="text">
      <style:text-properties officeooo:rsid="00309482"/>
    </style:style>
    <style:style style:name="T23" style:family="text">
      <style:text-properties officeooo:rsid="0033f7bd"/>
    </style:style>
    <style:style style:name="T24" style:family="text">
      <style:text-properties officeooo:rsid="0039525a"/>
    </style:style>
    <style:style style:name="T25" style:family="text">
      <style:text-properties officeooo:rsid="0039939a"/>
    </style:style>
    <style:style style:name="T26" style:family="text">
      <style:text-properties officeooo:rsid="0039ad8f"/>
    </style:style>
    <style:style style:name="T27" style:family="text">
      <style:text-properties officeooo:rsid="003ae687"/>
    </style:style>
    <style:style style:name="T28" style:family="text">
      <style:text-properties officeooo:rsid="003bb2c0"/>
    </style:style>
    <style:style style:name="T29" style:family="text">
      <style:text-properties officeooo:rsid="003bce14"/>
    </style:style>
    <style:style style:name="T30" style:family="text">
      <style:text-properties officeooo:rsid="003d07d4"/>
    </style:style>
    <style:style style:name="T31" style:family="text">
      <style:text-properties officeooo:rsid="003e2011"/>
    </style:style>
    <style:style style:name="T32" style:family="text">
      <style:text-properties officeooo:rsid="003f493c"/>
    </style:style>
    <style:style style:name="T33" style:family="text">
      <style:text-properties officeooo:rsid="0040c230"/>
    </style:style>
    <style:style style:name="T34" style:family="text">
      <style:text-properties officeooo:rsid="004189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ource_20_Text">-- </text:span><text:span text:style-name="Source_20_Text"><text:span text:style-name="T2">importa corretamente um arquivo .js</text:span></text:span></text:p>
      <text:p text:style-name="P1"><text:span text:style-name="Source_20_Text">&lt;script src="contador.js"&gt;&lt;/script&gt; </text:span></text:p>
      <text:p text:style-name="P13"><text:span text:style-name="Source_20_Text">-- </text:span><text:span text:style-name="Source_20_Text"><text:span text:style-name="T1">mostra no console a variavel document que tem o HTML da pagina</text:span></text:span></text:p>
      <text:p text:style-name="P1"><text:span text:style-name="Source_20_Text">console.log(document); </text:span></text:p>
      <text:p text:style-name="P13"><text:span text:style-name="Source_20_Text">-- </text:span><text:span text:style-name="Source_20_Text"><text:span text:style-name="T1">querySelector pega o seletor passado pelo parametro em uma pagina HTML</text:span></text:span></text:p>
      <text:p text:style-name="P14"><text:span text:style-name="Source_20_Text"><text:span text:style-name="T1">text = </text:span></text:span><text:span text:style-name="Source_20_Text">document.querySelector("h1");</text:span></text:p>
      <text:p text:style-name="P14"><text:span text:style-name="Source_20_Text"><text:s/></text:span></text:p>
      <text:p text:style-name="P10"><text:span text:style-name="Source_20_Text">--</text:span><text:span text:style-name="Source_20_Text"><text:span text:style-name="T13">como pegar um classe com seus elementos usando querySelector</text:span></text:span></text:p>
      <text:p text:style-name="P1"><text:span text:style-name="Source_20_Text">var tdPeso = trPaciente.querySelector('.info-peso');</text:span></text:p>
      <text:p text:style-name="P20"><text:span text:style-name="Source_20_Text"><text:span text:style-name="T1">– textContent demonstra o texto que tem dentro deste HTML</text:span></text:span></text:p>
      <text:p text:style-name="P19"><text:span text:style-name="Source_20_Text"><text:span text:style-name="T1">text = &lt;h1&gt;OLA&lt;/h1&gt;</text:span></text:span></text:p>
      <text:p text:style-name="P19"><text:span text:style-name="Source_20_Text"><text:span text:style-name="T1">text.textContent </text:span></text:span></text:p>
      <text:p text:style-name="P19"><text:span text:style-name="Source_20_Text"/></text:p>
      <text:p text:style-name="P20"><text:span text:style-name="Source_20_Text">-- </text:span><text:span text:style-name="Source_20_Text"><text:span text:style-name="T14">a função querySelectorAll retorna um array no console, com todos os elementos que possuem a classe paciente. </text:span></text:span></text:p>
      <text:p text:style-name="P19"><text:span text:style-name="Source_20_Text">var pacientes = document.</text:span><text:span text:style-name="Source_20_Text"><text:span text:style-name="T2">querySelectorAll</text:span></text:span><text:span text:style-name="Source_20_Text">(".paciente");</text:span></text:p>
      <text:p text:style-name="P18"><text:span text:style-name="Source_20_Text">console.log(paciente);</text:span></text:p>
      <text:p text:style-name="P19"><text:span text:style-name="Source_20_Text"/></text:p>
      <text:p text:style-name="P15"><text:span text:style-name="Source_20_Text">-- </text:span><text:span text:style-name="Source_20_Text"><text:span text:style-name="T9">limita as casas decimais de um numero</text:span></text:span></text:p>
      <text:p text:style-name="P1"><text:span text:style-name="Source_20_Text">tdImc.textContent = imc.toFixed(2); </text:span></text:p>
      <text:p text:style-name="P7"><text:span text:style-name="Source_20_Text">-- </text:span><text:span text:style-name="Source_20_Text"><text:span text:style-name="T4">como adicionar classe em uma variavel</text:span></text:span><text:span text:style-name="Source_20_Text"><text:span text:style-name="T16"> , </text:span></text:span><text:span text:style-name="Source_20_Text">teremos a classList para acessar as classes. E usando o método add, adicionaremos a classe desejada, no caso, paciente-invalido</text:span></text:p>
      <text:p text:style-name="P18"><text:span text:style-name="Source_20_Text">--</text:span><text:span text:style-name="Source_20_Text"><text:span text:style-name="T10">CSS</text:span></text:span></text:p>
      <text:p text:style-name="P6"><text:span text:style-name="Source_20_Text">.paciente-invalido{</text:span></text:p>
      <text:p text:style-name="Preformatted_20_Text"><text:span text:style-name="Source_20_Text"><text:s text:c="4"/>background-color: lightcoral;</text:span></text:p>
      <text:p text:style-name="P21"><text:span text:style-name="Source_20_Text">}</text:span></text:p>
      <text:p text:style-name="P21"><text:span text:style-name="Source_20_Text">--</text:span><text:span text:style-name="Source_20_Text"><text:span text:style-name="T10">JS</text:span></text:span></text:p>
      <text:p text:style-name="P2"><text:span text:style-name="Source_20_Text">paciente.classList.add("paciente-invalido"); </text:span></text:p>
      <text:p text:style-name="P22"><text:span text:style-name="Source_20_Text">-- </text:span><text:span text:style-name="Source_20_Text"><text:span text:style-name="T4">como adicionar um escutador em uma variavel</text:span></text:span><text:span text:style-name="Source_20_Text"><text:span text:style-name="T16"> e executar uma função quando esta variavel for clicado</text:span></text:span></text:p>
      <text:p text:style-name="P12"><text:span text:style-name="Source_20_Text"><text:span text:style-name="T1">text = </text:span></text:span><text:span text:style-name="Source_20_Text">document.querySelector("h1")</text:span></text:p>
      <text:p text:style-name="P11"><text:span text:style-name="Source_20_Text"><text:span text:style-name="T11">text</text:span></text:span><text:span text:style-name="Source_20_Text">.</text:span><text:span text:style-name="Source_20_Text"><text:span text:style-name="T2">addEventListener</text:span></text:span><text:span text:style-name="Source_20_Text">("click", mostraMensagem);</text:span></text:p>
      <text:p text:style-name="P21"><text:span text:style-name="Source_20_Text">function mostraMensagem(){</text:span></text:p>
      <text:p text:style-name="Preformatted_20_Text"><text:span text:style-name="Source_20_Text"><text:s text:c="4"/>console.log("Olá eu fui clicado!");</text:span></text:p>
      <text:p text:style-name="P6"><text:span text:style-name="Source_20_Text">}</text:span></text:p>
      <text:p text:style-name="P2"><text:span text:style-name="Source_20_Text"/></text:p>
      <text:p text:style-name="P15"><text:span text:style-name="Source_20_Text">-- event.preventDefault() </text:span><text:span text:style-name="Source_20_Text"><text:span text:style-name="T12">ele faz com que o </text:span></text:span><text:span text:style-name="Source_20_Text"><text:span text:style-name="T5">botão que esta dentro formulario não faça seu comportamento padrão</text:span></text:span><text:span text:style-name="Source_20_Text"><text:span text:style-name="T12"> no formulario.</text:span></text:span></text:p>
      <text:p text:style-name="P11"><text:span text:style-name="Source_20_Text">var botaoAdicionar = document.querySelector("#adicionar-paciente");</text:span></text:p>
      <text:p text:style-name="Preformatted_20_Text"><text:span text:style-name="Source_20_Text">botaoAdicionar.addEventListener("click", function(event) {</text:span></text:p>
      <text:p text:style-name="Preformatted_20_Text"><text:span text:style-name="Source_20_Text"><text:s text:c="4"/>event.preventDefault();</text:span></text:p>
      <text:p text:style-name="Preformatted_20_Text"><text:span text:style-name="Source_20_Text"><text:s text:c="4"/>console.log("Oi eu sou o botao e fui clicado");</text:span></text:p>
      <text:p text:style-name="P1"><text:span text:style-name="Source_20_Text">});</text:span></text:p>
      <text:p text:style-name="P23"><text:span text:style-name="Source_20_Text"/></text:p>
      <text:p text:style-name="P15"><text:span text:style-name="Source_20_Text">--- </text:span><text:span text:style-name="Source_20_Text"><text:span text:style-name="T3">para pegar valores dentro de um input</text:span></text:span></text:p>
      <text:p text:style-name="P13"><text:span text:style-name="Source_20_Text">var form = document.querySelector("#form-adiciona");</text:span></text:p>
      <text:p text:style-name="Preformatted_20_Text"><text:span text:style-name="Source_20_Text">var nome = form.nome.value;</text:span></text:p>
      <text:p text:style-name="P10"><text:span text:style-name="Source_20_Text">var peso = form.peso.value;</text:span></text:p>
      <text:p text:style-name="P1"><text:span text:style-name="Source_20_Text"><text:span text:style-name="T3"/></text:span></text:p>
      <text:p text:style-name="P10"><text:soft-page-break/><text:span text:style-name="Source_20_Text">-- </text:span><text:span text:style-name="Source_20_Text"><text:span text:style-name="T6">como cria uma tr </text:span></text:span></text:p>
      <text:p text:style-name="P1"><text:span text:style-name="Source_20_Text">var pacienteTr = document.createElement("tr"); -- </text:span><text:span text:style-name="Source_20_Text"><text:span text:style-name="T13">como criar umas TR</text:span></text:span></text:p>
      <text:p text:style-name="P10"><text:span text:style-name="Source_20_Text">-- </text:span><text:span text:style-name="Source_20_Text"><text:span text:style-name="T7">como criar uma td</text:span></text:span></text:p>
      <text:p text:style-name="P1"><text:span text:style-name="Source_20_Text"><text:s/>var nomeTd = document.createElement("td");</text:span></text:p>
      <text:p text:style-name="P6"><text:span text:style-name="Source_20_Text">-- </text:span><text:span text:style-name="Source_20_Text"><text:span text:style-name="T15">para </text:span></text:span><text:span text:style-name="Source_20_Text"><text:span text:style-name="T17">adicionar uma td dentro de uma tr</text:span></text:span><text:span text:style-name="Source_20_Text"><text:span text:style-name="T15"> utilizar a função appendChild</text:span></text:span></text:p>
      <text:p text:style-name="P1"><text:span text:style-name="Source_20_Text">pacienteTr.appendChild(nomeTd);</text:span></text:p>
      <text:p text:style-name="P10"><text:span text:style-name="Source_20_Text">-- </text:span><text:span text:style-name="Source_20_Text"><text:span text:style-name="T18">como declara um objeto em js usando {}</text:span></text:span></text:p>
      <text:p text:style-name="P18"><text:span text:style-name="Source_20_Text">var xicara = {};</text:span></text:p>
      <text:p text:style-name="P18"><text:span text:style-name="Source_20_Text"/></text:p>
      <text:p text:style-name="P1"><text:span text:style-name="Source_20_Text">var xicara = {</text:span></text:p>
      <text:p text:style-name="Preformatted_20_Text"><text:span text:style-name="Source_20_Text"><text:s text:c="4"/>cor: "azul",</text:span></text:p>
      <text:p text:style-name="Preformatted_20_Text"><text:span text:style-name="Source_20_Text"><text:s text:c="4"/>peso: 125,</text:span></text:p>
      <text:p text:style-name="Preformatted_20_Text"><text:span text:style-name="Source_20_Text"><text:s text:c="4"/>tipo: "chá"</text:span></text:p>
      <text:p text:style-name="P1"><text:span text:style-name="Source_20_Text">};</text:span></text:p>
      <text:p text:style-name="P10"><text:span text:style-name="Source_20_Text">-- </text:span><text:span text:style-name="Source_20_Text"><text:span text:style-name="T19">como faz formulario ficar limpo apos adicionar novo cadastro</text:span></text:span></text:p>
      <text:p text:style-name="P1"><text:span text:style-name="Source_20_Text">form.reset()</text:span></text:p>
      <text:p text:style-name="P26"><text:span text:style-name="Source_20_Text">-- </text:span><text:span text:style-name="Source_20_Text"><text:span text:style-name="T8">como faz para varer array com foreach</text:span></text:span></text:p>
      <text:p text:style-name="P1"><text:span text:style-name="Source_20_Text">nomes.forEach(function(nome) {</text:span></text:p>
      <text:p text:style-name="Preformatted_20_Text"><text:span text:style-name="Source_20_Text"><text:s text:c="4"/>console.log(nome + " é instrutor da Alura");</text:span></text:p>
      <text:p text:style-name="P1"><text:span text:style-name="Source_20_Text">})</text:span></text:p>
      <text:p text:style-name="P1"><text:span text:style-name="Source_20_Text">-- </text:span><text:span text:style-name="Source_20_Text"><text:span text:style-name="T20">para zerar alterações no HTML feitos pelo javascript usa </text:span></text:span><text:span text:style-name="Strong_20_Emphasis"><text:span text:style-name="Source_20_Text">innerHTML</text:span></text:span></text:p>
      <text:p text:style-name="P10"><text:span text:style-name="Source_20_Text">ObjetoDeUmElementoHTML.innerHTML = ""// </text:span><text:span text:style-name="Source_20_Text"><text:span text:style-name="T20">com isso vc zera o obj</text:span></text:span></text:p>
      <text:p text:style-name="P3"><text:span text:style-name="Source_20_Text"><text:span text:style-name="T8">ul.innerHTML = ""</text:span></text:span></text:p>
      <text:p text:style-name="P10"><text:span text:style-name="Source_20_Text">-- </text:span><text:span text:style-name="Source_20_Text"><text:span text:style-name="T24">como criar um vetor dinamico</text:span></text:span></text:p>
      <text:p text:style-name="P1"><text:span text:style-name="Source_20_Text">var erros = [];</text:span></text:p>
      <text:p text:style-name="P18"><text:span text:style-name="Source_20_Text">-- </text:span><text:span text:style-name="Source_20_Text"><text:span text:style-name="T21">para colocar informação em um vetor dinamico</text:span></text:span></text:p>
      <text:p text:style-name="P6"><text:span text:style-name="Source_20_Text">erros.push</text:span><text:span text:style-name="Source_20_Text"><text:span text:style-name="T21">("colocando string na ultima posição do vetor")</text:span></text:span></text:p>
      <text:p text:style-name="P6"><text:span text:style-name="Source_20_Text"/></text:p>
      <text:p text:style-name="P10"><text:span text:style-name="Source_20_Text">--</text:span><text:span text:style-name="Source_20_Text"><text:span text:style-name="T22">como ouvir double click em tabela</text:span></text:span></text:p>
      <text:p text:style-name="P8"><text:span text:style-name="Source_20_Text"><text:span text:style-name="T22">var tabela = document.querySelector("#tabela-pacientes");</text:span></text:span></text:p>
      <text:p text:style-name="P8"><text:span text:style-name="Source_20_Text"><text:span text:style-name="T22">tabela.addEventListener("dblclick",function(event){</text:span></text:span></text:p>
      <text:p text:style-name="P16"><text:span text:style-name="Source_20_Text"><text:span text:style-name="T22"><text:s text:c="4"/>var alvo_clicado = event.target;</text:span></text:span></text:p>
      <text:p text:style-name="P16"><text:span text:style-name="Source_20_Text"><text:span text:style-name="T22"><text:s text:c="4"/>//parent node = nodo pai</text:span></text:span></text:p>
      <text:p text:style-name="P16"><text:span text:style-name="Source_20_Text"><text:span text:style-name="T22"><text:s text:c="4"/>var pai_do_alvo = alvo_clicado.parentNode;</text:span></text:span></text:p>
      <text:p text:style-name="P27"><text:span text:style-name="Source_20_Text"><text:span text:style-name="T22"><text:s text:c="4"/>pai_do_alvo.remove();</text:span></text:span></text:p>
      <text:p text:style-name="P4"><text:span text:style-name="Source_20_Text"><text:span text:style-name="T22">});</text:span></text:span></text:p>
      <text:p text:style-name="P4"><text:span text:style-name="Source_20_Text">--</text:span><text:span text:style-name="Source_20_Text"><text:span text:style-name="T22">como pegar alvo clicado e remover seu pai</text:span></text:span></text:p>
      <text:p text:style-name="P8"><text:span text:style-name="Source_20_Text"><text:span text:style-name="T22">tabela.addEventListener("dblclick",function(event){</text:span></text:span></text:p>
      <text:p text:style-name="P16"><text:span text:style-name="Source_20_Text"><text:span text:style-name="T22"><text:s text:c="3"/>event.target.parentNode.remove();</text:span></text:span></text:p>
      <text:p text:style-name="P4"><text:span text:style-name="Source_20_Text"><text:span text:style-name="T22">});</text:span></text:span></text:p>
      <text:p text:style-name="P1"><text:soft-page-break/><text:span text:style-name="Source_20_Text">--Como animar uma remoção com o setTimeout </text:span></text:p>
      <text:p text:style-name="P9"><text:span text:style-name="Source_20_Text"><text:span text:style-name="T23">tabela.addEventListener("dblclick",function(event){</text:span></text:span></text:p>
      <text:p text:style-name="P24"><text:span text:style-name="Source_20_Text"><text:span text:style-name="T23"><text:s text:c="4"/>event.target.parentNode.classList.add("fadeOut");</text:span></text:span></text:p>
      <text:p text:style-name="P24"><text:span text:style-name="Source_20_Text"/></text:p>
      <text:p text:style-name="P5"><text:span text:style-name="Source_20_Text"><text:span text:style-name="T23"><text:s text:c="4"/>setTimeout(function(){event.target.parentNode.remove();},500);</text:span></text:span></text:p>
      <text:p text:style-name="P5"><text:span text:style-name="Source_20_Text"><text:span text:style-name="T23">});</text:span></text:span></text:p>
      <text:p text:style-name="P25"><text:span text:style-name="Source_20_Text"><text:span text:style-name="T26">classe css fadeOut</text:span></text:span></text:p>
      <text:p text:style-name="P25"><text:span text:style-name="Source_20_Text"><text:span text:style-name="T25">.fadeOut {<text:line-break/> <text:s text:c="3"/>opacity: 0;<text:line-break/> <text:s text:c="3"/>transition: 0.5s;<text:line-break/>}</text:span></text:span></text:p>
      <text:p text:style-name="P25"><text:span text:style-name="Source_20_Text"/></text:p>
      <text:p text:style-name="P25"><text:span text:style-name="Source_20_Text">--</text:span><text:span text:style-name="Source_20_Text"><text:span text:style-name="T27">Ajax em javascript</text:span></text:span></text:p>
      <text:p text:style-name="P25"><text:span text:style-name="Source_20_Text"/></text:p>
      <text:p text:style-name="P17"><text:span text:style-name="Source_20_Text"><text:span text:style-name="T28">-- Para </text:span></text:span><text:span text:style-name="Source_20_Text">executarmos requisições </text:span><text:span text:style-name="Source_20_Text"><text:span text:style-name="T29">HTTP</text:span></text:span><text:span text:style-name="Source_20_Text"> com o Javascript, </text:span><text:span text:style-name="Source_20_Text"><text:span text:style-name="T29">utilizamos um objeto especialista nisso o XMLHttpRequest();</text:span></text:span></text:p>
      <text:p text:style-name="P5"><text:span text:style-name="Source_20_Text"><text:tab/>var xhr = new XMLHttpRequest();</text:span></text:p>
      <text:p text:style-name="P5"><text:span text:style-name="Source_20_Text">--O </text:span><text:span text:style-name="Source_20_Text"><text:span text:style-name="T29">objeto </text:span></text:span><text:span text:style-name="Source_20_Text">XMLHttpRequest precisa ser configurado, para dizer qual método HTTP queremos utilizar na requisição </text:span><text:span text:style-name="Source_20_Text"><text:span text:style-name="T29">e qual é o servidor que vai receber a requisição</text:span></text:span></text:p>
      <text:p text:style-name="P37"><text:span text:style-name="Source_20_Text"><text:span text:style-name="T30"><text:tab/>//usa função open para configurar o objeto XMLHttpRequest</text:span></text:span></text:p>
      <text:p text:style-name="P30"><text:span text:style-name="Source_20_Text"><text:tab/>xhr.open("GET", "https://api-pacientes.herokuapp.com/pacientes");</text:span></text:p>
      <text:p text:style-name="P30"><text:span text:style-name="Source_20_Text">--</text:span><text:span text:style-name="Source_20_Text"><text:span text:style-name="T30">Para enviar requisição do objeto XMLhttp para o servidor usamos a função send</text:span></text:span></text:p>
      <text:p text:style-name="P30"><text:span text:style-name="Source_20_Text"><text:tab/></text:span><text:span text:style-name="Source_20_Text"><text:span text:style-name="T30">xhr.send();</text:span></text:span></text:p>
      <text:p text:style-name="P30"><text:span text:style-name="Source_20_Text">--</text:span><text:span text:style-name="Source_20_Text"><text:span text:style-name="T31">Para pegar resposta do servidor( </text:span></text:span><text:span text:style-name="Source_20_Text">Para pegarmos a resposta quando a requisiçao HTTP voltar precisamos colocar um escutador de evento no próprio XMLHttpRequest, escutando o evento de load:</text:span><text:span text:style-name="Source_20_Text"><text:span text:style-name="T32">)</text:span></text:span><text:span text:style-name="Source_20_Text"> </text:span></text:p>
      <text:p text:style-name="P31"><text:span text:style-name="Source_20_Text"><text:span text:style-name="T32"><text:s text:c="2"/>xhr.addEventListener("load", function() {</text:span></text:span></text:p>
      <text:p text:style-name="P31"><text:span text:style-name="Source_20_Text"><text:span text:style-name="T32"><text:s text:c="8"/>console.log(xhr.responseText);</text:span></text:span></text:p>
      <text:p text:style-name="P31"><text:span text:style-name="Source_20_Text"><text:span text:style-name="T32"><text:s text:c="2"/>});</text:span></text:span></text:p>
      <text:p text:style-name="P34"><text:span text:style-name="Source_20_Text">-- </text:span><text:span text:style-name="Source_20_Text"><text:span text:style-name="T33">para converter texto formato JSON para objeto em javascript utiliza </text:span></text:span><text:span text:style-name="Source_20_Text">var <text:tab/>xhr.addEventListener("load", function() {</text:span></text:p>
      <text:p text:style-name="Preformatted_20_Text"><text:span text:style-name="Source_20_Text"><text:s text:c="12"/>var resposta = xhr.responseText;</text:span></text:p>
      <text:p text:style-name="Preformatted_20_Text"><text:span text:style-name="Source_20_Text"><text:s text:c="12"/>var pacientes = JSON.parse(resposta);</text:span></text:p>
      <text:p text:style-name="Preformatted_20_Text"/>
      <text:p text:style-name="P1"><text:span text:style-name="Source_20_Text"><text:s text:c="4"/>});</text:span></text:p>
      <text:p text:style-name="P31"><text:span text:style-name="Source_20_Text"/></text:p>
      <text:p text:style-name="P31"><text:span text:style-name="Source_20_Text"/></text:p>
      <text:p text:style-name="P31"><text:span text:style-name="Source_20_Text"/></text:p>
      <text:p text:style-name="P31"><text:span text:style-name="Source_20_Text"/></text:p>
      <text:p text:style-name="P31"><text:span text:style-name="Source_20_Text"/></text:p>
      <text:p text:style-name="P31"><text:soft-page-break/><text:span text:style-name="Source_20_Text">-- </text:span><text:span text:style-name="Source_20_Text"><text:span text:style-name="T34">como se previnir de erros em requisições ajax quando o servidor não esta funcionando utiliza if com uma função status para saber qual é o status da resposta que o servidor deu a uma determinada requisição</text:span></text:span></text:p>
      <text:p text:style-name="P36"><text:span text:style-name="Source_20_Text"><text:span text:style-name="T34">xhr.addEventListener("load", function() {</text:span></text:span></text:p>
      <text:p text:style-name="P38"><text:span text:style-name="Source_20_Text"><text:span text:style-name="T34"><text:s text:c="6"/>if(xhr.status == 200){</text:span></text:span></text:p>
      <text:p text:style-name="P38"><text:span text:style-name="Source_20_Text"><text:span text:style-name="T34"><text:s text:c="8"/>var resposta = xhr.responseText;</text:span></text:span></text:p>
      <text:p text:style-name="P39"><text:span text:style-name="Source_20_Text"><text:span text:style-name="T34"><text:s text:c="8"/>var pacientes = JSON.parse(resposta);</text:span></text:span></text:p>
      <text:p text:style-name="P38"><text:span text:style-name="Source_20_Text"/></text:p>
      <text:p text:style-name="P36"><text:span text:style-name="Source_20_Text"><text:span text:style-name="T34"><text:s text:c="8"/>pacientes.forEach(function(paciente){</text:span></text:span></text:p>
      <text:p text:style-name="P36"><text:span text:style-name="Source_20_Text"><text:span text:style-name="T34"><text:s text:c="12"/>adicionaPacienteNaTabela(paciente);</text:span></text:span></text:p>
      <text:p text:style-name="P32"><text:span text:style-name="Source_20_Text"><text:span text:style-name="T34"><text:s text:c="8"/>});</text:span></text:span></text:p>
      <text:p text:style-name="P35"><text:span text:style-name="Source_20_Text"><text:span text:style-name="T34"><text:s text:c="6"/>}else{</text:span></text:span></text:p>
      <text:p text:style-name="P36"><text:span text:style-name="Source_20_Text"><text:span text:style-name="T34"><text:s text:c="8"/>var erro = document.querySelector("#erro-ajax");</text:span></text:span></text:p>
      <text:p text:style-name="P32"><text:span text:style-name="Source_20_Text"><text:span text:style-name="T34"><text:s text:c="8"/>erro.classList.remove("invisivel");</text:span></text:span></text:p>
      <text:p text:style-name="P32"><text:span text:style-name="Source_20_Text"><text:span text:style-name="T34"><text:s text:c="6"/>}</text:span></text:span></text:p>
      <text:p text:style-name="P32"><text:span text:style-name="Source_20_Text"><text:span text:style-name="T34"><text:s text:c="2"/>});</text:span></text:span></text:p>
      <text:p text:style-name="P2"><text:span text:style-name="Source_20_Text"/></text:p>
      <text:p text:style-name="P1"><text:span text:style-name="Source_20_Text"/></text:p>
      <text:p text:style-name="P1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1M32S</meta:editing-duration>
    <meta:editing-cycles>30</meta:editing-cycles>
    <meta:generator>LibreOffice/5.1.6.2$Windows_x86 LibreOffice_project/07ac168c60a517dba0f0d7bc7540f5afa45f0909</meta:generator>
    <dc:date>2017-12-08T13:01:31.697000000</dc:date>
    <meta:document-statistic meta:table-count="0" meta:image-count="0" meta:object-count="0" meta:page-count="4" meta:paragraph-count="114" meta:word-count="613" meta:character-count="4930" meta:non-whitespace-character-count="4236"/>
    <meta:user-defined meta:name="Info 1"/>
    <meta:user-defined meta:name="Info 2"/>
    <meta:user-defined meta:name="Info 3"/>
    <meta:user-defined meta:name="Info 4"/>
  </office:meta>
</office:document-meta>
</file>